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lfaen"/>
    </style:style>
    <style:style style:name="ce2" style:family="table-cell" style:parent-style-name="Default">
      <style:text-properties style:font-name="Sylfaen" fo:font-weight="bold" style:font-weight-asian="bold" style:font-weight-complex="bold"/>
    </style:style>
    <style:style style:name="ce3" style:family="table-cell" style:parent-style-name="Default">
      <style:text-properties style:font-name="Sylfaen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113.85mm" svg:y="54.6mm">
            <draw:object draw:notify-on-update-of-ranges="Feuille1.A3:Feuille1.A36 Feuille1.B3:Feuille1.B36 Feuille1.C3:Feuille1.C36 Feuille1.D3:Feuille1.D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Join cost</text:p>
          </table:table-cell>
          <table:table-cell table:style-name="ce2"/>
          <table:table-cell table:style-name="ce2" office:value-type="string" calcext:value-type="string">
            <text:p>Wages</text:p>
          </table:table-cell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formula="of:=((([.$A3]+1)^2)/4)+20" office:value-type="float" office:value="26.25" calcext:value-type="float">
            <text:p>26.25</text:p>
          </table:table-cell>
          <table:table-cell table:formula="of:=([.A3]^2)/([.$A3]^0.5)" office:value-type="float" office:value="8" calcext:value-type="float">
            <text:p>8</text:p>
          </table:table-cell>
          <table:table-cell table:formula="of:=((([.$A3]+8)*2)^2)/([.$A3]+60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formula="of:=((([.$A4]+1)^2)/4)+20" office:value-type="float" office:value="32.25" calcext:value-type="float">
            <text:p>32.25</text:p>
          </table:table-cell>
          <table:table-cell table:formula="of:=([.A4]^2)/([.$A4]^0.5)" office:value-type="float" office:value="14.6969384566991" calcext:value-type="float">
            <text:p>14.6969384567</text:p>
          </table:table-cell>
          <table:table-cell table:formula="of:=((([.$A4]+8)*2)^2)/([.$A4]+60)" office:value-type="float" office:value="11.8787878787879" calcext:value-type="float">
            <text:p>11.8787878788</text:p>
          </table:table-cell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formula="of:=((([.$A5]+1)^2)/4)+20" office:value-type="float" office:value="40.25" calcext:value-type="float">
            <text:p>40.25</text:p>
          </table:table-cell>
          <table:table-cell table:formula="of:=([.A5]^2)/([.$A5]^0.5)" office:value-type="float" office:value="22.6274169979695" calcext:value-type="float">
            <text:p>22.627416998</text:p>
          </table:table-cell>
          <table:table-cell table:formula="of:=((([.$A5]+8)*2)^2)/([.$A5]+60)" office:value-type="float" office:value="15.0588235294118" calcext:value-type="float">
            <text:p>15.0588235294</text:p>
          </table:table-cell>
          <table:table-cell table:number-columns-repeated="1020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formula="of:=((([.$A6]+1)^2)/4)+20" office:value-type="float" office:value="50.25" calcext:value-type="float">
            <text:p>50.25</text:p>
          </table:table-cell>
          <table:table-cell table:formula="of:=([.A6]^2)/([.$A6]^0.5)" office:value-type="float" office:value="31.6227766016838" calcext:value-type="float">
            <text:p>31.6227766017</text:p>
          </table:table-cell>
          <table:table-cell table:formula="of:=((([.$A6]+8)*2)^2)/([.$A6]+60)" office:value-type="float" office:value="18.5142857142857" calcext:value-type="float">
            <text:p>18.5142857143</text:p>
          </table:table-cell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formula="of:=((([.$A7]+1)^2)/4)+20" office:value-type="float" office:value="62.25" calcext:value-type="float">
            <text:p>62.25</text:p>
          </table:table-cell>
          <table:table-cell table:formula="of:=([.A7]^2)/([.$A7]^0.5)" office:value-type="float" office:value="41.5692193816531" calcext:value-type="float">
            <text:p>41.5692193817</text:p>
          </table:table-cell>
          <table:table-cell table:formula="of:=((([.$A7]+8)*2)^2)/([.$A7]+60)" office:value-type="float" office:value="22.2222222222222" calcext:value-type="float">
            <text:p>22.2222222222</text:p>
          </table:table-cell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formula="of:=((([.$A8]+1)^2)/4)+20" office:value-type="float" office:value="76.25" calcext:value-type="float">
            <text:p>76.25</text:p>
          </table:table-cell>
          <table:table-cell table:formula="of:=([.A8]^2)/([.$A8]^0.5)" office:value-type="float" office:value="52.3832034148352" calcext:value-type="float">
            <text:p>52.3832034148</text:p>
          </table:table-cell>
          <table:table-cell table:formula="of:=((([.$A8]+8)*2)^2)/([.$A8]+60)" office:value-type="float" office:value="26.1621621621622" calcext:value-type="float">
            <text:p>26.1621621622</text:p>
          </table:table-cell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formula="of:=((([.$A9]+1)^2)/4)+20" office:value-type="float" office:value="92.25" calcext:value-type="float">
            <text:p>92.25</text:p>
          </table:table-cell>
          <table:table-cell table:formula="of:=([.A9]^2)/([.$A9]^0.5)" office:value-type="float" office:value="64" calcext:value-type="float">
            <text:p>64</text:p>
          </table:table-cell>
          <table:table-cell table:formula="of:=((([.$A9]+8)*2)^2)/([.$A9]+60)" office:value-type="float" office:value="30.3157894736842" calcext:value-type="float">
            <text:p>30.3157894737</text:p>
          </table:table-cell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formula="of:=((([.$A10]+1)^2)/4)+20" office:value-type="float" office:value="110.25" calcext:value-type="float">
            <text:p>110.25</text:p>
          </table:table-cell>
          <table:table-cell table:formula="of:=([.A10]^2)/([.$A10]^0.5)" office:value-type="float" office:value="76.3675323681471" calcext:value-type="float">
            <text:p>76.3675323681</text:p>
          </table:table-cell>
          <table:table-cell table:formula="of:=((([.$A10]+8)*2)^2)/([.$A10]+60)" office:value-type="float" office:value="34.6666666666667" calcext:value-type="float">
            <text:p>34.6666666667</text:p>
          </table:table-cell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formula="of:=((([.$A11]+1)^2)/4)+20" office:value-type="float" office:value="130.25" calcext:value-type="float">
            <text:p>130.25</text:p>
          </table:table-cell>
          <table:table-cell table:formula="of:=([.A11]^2)/([.$A11]^0.5)" office:value-type="float" office:value="89.4427190999916" calcext:value-type="float">
            <text:p>89.4427191</text:p>
          </table:table-cell>
          <table:table-cell table:formula="of:=((([.$A11]+8)*2)^2)/([.$A11]+60)" office:value-type="float" office:value="39.2" calcext:value-type="float">
            <text:p>39.2</text:p>
          </table:table-cell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formula="of:=((([.$A12]+1)^2)/4)+20" office:value-type="float" office:value="152.25" calcext:value-type="float">
            <text:p>152.25</text:p>
          </table:table-cell>
          <table:table-cell table:formula="of:=([.A12]^2)/([.$A12]^0.5)" office:value-type="float" office:value="103.189146716115" calcext:value-type="float">
            <text:p>103.1891467161</text:p>
          </table:table-cell>
          <table:table-cell table:formula="of:=((([.$A12]+8)*2)^2)/([.$A12]+60)" office:value-type="float" office:value="43.9024390243903" calcext:value-type="float">
            <text:p>43.9024390244</text:p>
          </table:table-cell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formula="of:=((([.$A13]+1)^2)/4)+20" office:value-type="float" office:value="176.25" calcext:value-type="float">
            <text:p>176.25</text:p>
          </table:table-cell>
          <table:table-cell table:formula="of:=([.A13]^2)/([.$A13]^0.5)" office:value-type="float" office:value="117.575507653593" calcext:value-type="float">
            <text:p>117.5755076536</text:p>
          </table:table-cell>
          <table:table-cell table:formula="of:=((([.$A13]+8)*2)^2)/([.$A13]+60)" office:value-type="float" office:value="48.7619047619048" calcext:value-type="float">
            <text:p>48.7619047619</text:p>
          </table:table-cell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formula="of:=((([.$A14]+1)^2)/4)+20" office:value-type="float" office:value="202.25" calcext:value-type="float">
            <text:p>202.25</text:p>
          </table:table-cell>
          <table:table-cell table:formula="of:=([.A14]^2)/([.$A14]^0.5)" office:value-type="float" office:value="132.574507353412" calcext:value-type="float">
            <text:p>132.5745073534</text:p>
          </table:table-cell>
          <table:table-cell table:formula="of:=((([.$A14]+8)*2)^2)/([.$A14]+60)" office:value-type="float" office:value="53.7674418604651" calcext:value-type="float">
            <text:p>53.7674418605</text:p>
          </table:table-cell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formula="of:=((([.$A15]+1)^2)/4)+20" office:value-type="float" office:value="230.25" calcext:value-type="float">
            <text:p>230.25</text:p>
          </table:table-cell>
          <table:table-cell table:formula="of:=([.A15]^2)/([.$A15]^0.5)" office:value-type="float" office:value="148.162073419617" calcext:value-type="float">
            <text:p>148.1620734196</text:p>
          </table:table-cell>
          <table:table-cell table:formula="of:=((([.$A15]+8)*2)^2)/([.$A15]+60)" office:value-type="float" office:value="58.9090909090909" calcext:value-type="float">
            <text:p>58.9090909091</text:p>
          </table:table-cell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formula="of:=((([.$A16]+1)^2)/4)+20" office:value-type="float" office:value="260.25" calcext:value-type="float">
            <text:p>260.25</text:p>
          </table:table-cell>
          <table:table-cell table:formula="of:=([.A16]^2)/([.$A16]^0.5)" office:value-type="float" office:value="164.31676725155" calcext:value-type="float">
            <text:p>164.3167672516</text:p>
          </table:table-cell>
          <table:table-cell table:formula="of:=((([.$A16]+8)*2)^2)/([.$A16]+60)" office:value-type="float" office:value="64.1777777777778" calcext:value-type="float">
            <text:p>64.1777777778</text:p>
          </table:table-cell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formula="of:=((([.$A17]+1)^2)/4)+20" office:value-type="float" office:value="292.25" calcext:value-type="float">
            <text:p>292.25</text:p>
          </table:table-cell>
          <table:table-cell table:formula="of:=([.A17]^2)/([.$A17]^0.5)" office:value-type="float" office:value="181.019335983756" calcext:value-type="float">
            <text:p>181.0193359838</text:p>
          </table:table-cell>
          <table:table-cell table:formula="of:=((([.$A17]+8)*2)^2)/([.$A17]+60)" office:value-type="float" office:value="69.5652173913043" calcext:value-type="float">
            <text:p>69.5652173913</text:p>
          </table:table-cell>
          <table:table-cell table:number-columns-repeated="1020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formula="of:=((([.$A18]+1)^2)/4)+20" office:value-type="float" office:value="326.25" calcext:value-type="float">
            <text:p>326.25</text:p>
          </table:table-cell>
          <table:table-cell table:formula="of:=([.A18]^2)/([.$A18]^0.5)" office:value-type="float" office:value="198.25236442474" calcext:value-type="float">
            <text:p>198.2523644247</text:p>
          </table:table-cell>
          <table:table-cell table:formula="of:=((([.$A18]+8)*2)^2)/([.$A18]+60)" office:value-type="float" office:value="75.063829787234" calcext:value-type="float">
            <text:p>75.0638297872</text:p>
          </table:table-cell>
          <table:table-cell table:number-columns-repeated="1020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formula="of:=((([.$A19]+1)^2)/4)+20" office:value-type="float" office:value="362.25" calcext:value-type="float">
            <text:p>362.25</text:p>
          </table:table-cell>
          <table:table-cell table:formula="of:=([.A19]^2)/([.$A19]^0.5)" office:value-type="float" office:value="216" calcext:value-type="float">
            <text:p>216</text:p>
          </table:table-cell>
          <table:table-cell table:formula="of:=((([.$A19]+8)*2)^2)/([.$A19]+60)" office:value-type="float" office:value="80.6666666666667" calcext:value-type="float">
            <text:p>80.6666666667</text:p>
          </table:table-cell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formula="of:=((([.$A20]+1)^2)/4)+20" office:value-type="float" office:value="400.25" calcext:value-type="float">
            <text:p>400.25</text:p>
          </table:table-cell>
          <table:table-cell table:formula="of:=([.A20]^2)/([.$A20]^0.5)" office:value-type="float" office:value="234.247732112821" calcext:value-type="float">
            <text:p>234.2477321128</text:p>
          </table:table-cell>
          <table:table-cell table:formula="of:=((([.$A20]+8)*2)^2)/([.$A20]+60)" office:value-type="float" office:value="86.3673469387755" calcext:value-type="float">
            <text:p>86.3673469388</text:p>
          </table:table-cell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formula="of:=((([.$A21]+1)^2)/4)+20" office:value-type="float" office:value="440.25" calcext:value-type="float">
            <text:p>440.25</text:p>
          </table:table-cell>
          <table:table-cell table:formula="of:=([.A21]^2)/([.$A21]^0.5)" office:value-type="float" office:value="252.98221281347" calcext:value-type="float">
            <text:p>252.9822128135</text:p>
          </table:table-cell>
          <table:table-cell table:formula="of:=((([.$A21]+8)*2)^2)/([.$A21]+60)" office:value-type="float" office:value="92.16" calcext:value-type="float">
            <text:p>92.16</text:p>
          </table:table-cell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formula="of:=((([.$A22]+1)^2)/4)+20" office:value-type="float" office:value="482.25" calcext:value-type="float">
            <text:p>482.25</text:p>
          </table:table-cell>
          <table:table-cell table:formula="of:=([.A22]^2)/([.$A22]^0.5)" office:value-type="float" office:value="272.19110933313" calcext:value-type="float">
            <text:p>272.1911093331</text:p>
          </table:table-cell>
          <table:table-cell table:formula="of:=((([.$A22]+8)*2)^2)/([.$A22]+60)" office:value-type="float" office:value="98.0392156862745" calcext:value-type="float">
            <text:p>98.0392156863</text:p>
          </table:table-cell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formula="of:=((([.$A23]+1)^2)/4)+20" office:value-type="float" office:value="526.25" calcext:value-type="float">
            <text:p>526.25</text:p>
          </table:table-cell>
          <table:table-cell table:formula="of:=([.A23]^2)/([.$A23]^0.5)" office:value-type="float" office:value="291.862981551275" calcext:value-type="float">
            <text:p>291.8629815513</text:p>
          </table:table-cell>
          <table:table-cell table:formula="of:=((([.$A23]+8)*2)^2)/([.$A23]+60)" office:value-type="float" office:value="104" calcext:value-type="float">
            <text:p>104</text:p>
          </table:table-cell>
          <table:table-cell table:number-columns-repeated="1020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formula="of:=((([.$A24]+1)^2)/4)+20" office:value-type="float" office:value="572.25" calcext:value-type="float">
            <text:p>572.25</text:p>
          </table:table-cell>
          <table:table-cell table:formula="of:=([.A24]^2)/([.$A24]^0.5)" office:value-type="float" office:value="311.987179223762" calcext:value-type="float">
            <text:p>311.9871792238</text:p>
          </table:table-cell>
          <table:table-cell table:formula="of:=((([.$A24]+8)*2)^2)/([.$A24]+60)" office:value-type="float" office:value="110.037735849057" calcext:value-type="float">
            <text:p>110.0377358491</text:p>
          </table:table-cell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formula="of:=((([.$A25]+1)^2)/4)+20" office:value-type="float" office:value="620.25" calcext:value-type="float">
            <text:p>620.25</text:p>
          </table:table-cell>
          <table:table-cell table:formula="of:=([.A25]^2)/([.$A25]^0.5)" office:value-type="float" office:value="332.553755053224" calcext:value-type="float">
            <text:p>332.5537550532</text:p>
          </table:table-cell>
          <table:table-cell table:formula="of:=((([.$A25]+8)*2)^2)/([.$A25]+60)" office:value-type="float" office:value="116.148148148148" calcext:value-type="float">
            <text:p>116.1481481481</text:p>
          </table:table-cell>
          <table:table-cell table:number-columns-repeated="1020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formula="of:=((([.$A26]+1)^2)/4)+20" office:value-type="float" office:value="670.25" calcext:value-type="float">
            <text:p>670.25</text:p>
          </table:table-cell>
          <table:table-cell table:formula="of:=([.A26]^2)/([.$A26]^0.5)" office:value-type="float" office:value="353.553390593274" calcext:value-type="float">
            <text:p>353.5533905933</text:p>
          </table:table-cell>
          <table:table-cell table:formula="of:=((([.$A26]+8)*2)^2)/([.$A26]+60)" office:value-type="float" office:value="122.327272727273" calcext:value-type="float">
            <text:p>122.3272727273</text:p>
          </table:table-cell>
          <table:table-cell table:number-columns-repeated="1020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formula="of:=((([.$A27]+1)^2)/4)+20" office:value-type="float" office:value="722.25" calcext:value-type="float">
            <text:p>722.25</text:p>
          </table:table-cell>
          <table:table-cell table:formula="of:=([.A27]^2)/([.$A27]^0.5)" office:value-type="float" office:value="374.977332648255" calcext:value-type="float">
            <text:p>374.9773326483</text:p>
          </table:table-cell>
          <table:table-cell table:formula="of:=((([.$A27]+8)*2)^2)/([.$A27]+60)" office:value-type="float" office:value="128.571428571429" calcext:value-type="float">
            <text:p>128.5714285714</text:p>
          </table:table-cell>
          <table:table-cell table:number-columns-repeated="1020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formula="of:=((([.$A28]+1)^2)/4)+20" office:value-type="float" office:value="776.25" calcext:value-type="float">
            <text:p>776.25</text:p>
          </table:table-cell>
          <table:table-cell table:formula="of:=([.A28]^2)/([.$A28]^0.5)" office:value-type="float" office:value="396.817338330875" calcext:value-type="float">
            <text:p>396.8173383309</text:p>
          </table:table-cell>
          <table:table-cell table:formula="of:=((([.$A28]+8)*2)^2)/([.$A28]+60)" office:value-type="float" office:value="134.877192982456" calcext:value-type="float">
            <text:p>134.8771929825</text:p>
          </table:table-cell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formula="of:=((([.$A29]+1)^2)/4)+20" office:value-type="float" office:value="832.25" calcext:value-type="float">
            <text:p>832.25</text:p>
          </table:table-cell>
          <table:table-cell table:formula="of:=([.A29]^2)/([.$A29]^0.5)" office:value-type="float" office:value="419.065627318681" calcext:value-type="float">
            <text:p>419.0656273187</text:p>
          </table:table-cell>
          <table:table-cell table:formula="of:=((([.$A29]+8)*2)^2)/([.$A29]+60)" office:value-type="float" office:value="141.241379310345" calcext:value-type="float">
            <text:p>141.2413793103</text:p>
          </table:table-cell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formula="of:=((([.$A30]+1)^2)/4)+20" office:value-type="float" office:value="890.25" calcext:value-type="float">
            <text:p>890.25</text:p>
          </table:table-cell>
          <table:table-cell table:formula="of:=([.A30]^2)/([.$A30]^0.5)" office:value-type="float" office:value="441.714840140107" calcext:value-type="float">
            <text:p>441.7148401401</text:p>
          </table:table-cell>
          <table:table-cell table:formula="of:=((([.$A30]+8)*2)^2)/([.$A30]+60)" office:value-type="float" office:value="147.661016949153" calcext:value-type="float">
            <text:p>147.6610169492</text:p>
          </table:table-cell>
          <table:table-cell table:number-columns-repeated="1020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formula="of:=((([.$A31]+1)^2)/4)+20" office:value-type="float" office:value="950.25" calcext:value-type="float">
            <text:p>950.25</text:p>
          </table:table-cell>
          <table:table-cell table:formula="of:=([.A31]^2)/([.$A31]^0.5)" office:value-type="float" office:value="464.75800154489" calcext:value-type="float">
            <text:p>464.7580015449</text:p>
          </table:table-cell>
          <table:table-cell table:formula="of:=((([.$A31]+8)*2)^2)/([.$A31]+60)" office:value-type="float" office:value="154.133333333333" calcext:value-type="float">
            <text:p>154.1333333333</text:p>
          </table:table-cell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formula="of:=((([.$A32]+1)^2)/4)+20" office:value-type="float" office:value="1012.25" calcext:value-type="float">
            <text:p>1012.25</text:p>
          </table:table-cell>
          <table:table-cell table:formula="of:=([.A32]^2)/([.$A32]^0.5)" office:value-type="float" office:value="488.188488188732" calcext:value-type="float">
            <text:p>488.1884881887</text:p>
          </table:table-cell>
          <table:table-cell table:formula="of:=((([.$A32]+8)*2)^2)/([.$A32]+60)" office:value-type="float" office:value="160.655737704918" calcext:value-type="float">
            <text:p>160.6557377049</text:p>
          </table:table-cell>
          <table:table-cell table:number-columns-repeated="1020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formula="of:=((([.$A33]+1)^2)/4)+20" office:value-type="float" office:value="1076.25" calcext:value-type="float">
            <text:p>1076.25</text:p>
          </table:table-cell>
          <table:table-cell table:formula="of:=([.A33]^2)/([.$A33]^0.5)" office:value-type="float" office:value="512" calcext:value-type="float">
            <text:p>512</text:p>
          </table:table-cell>
          <table:table-cell table:formula="of:=((([.$A33]+8)*2)^2)/([.$A33]+60)" office:value-type="float" office:value="167.225806451613" calcext:value-type="float">
            <text:p>167.2258064516</text:p>
          </table:table-cell>
          <table:table-cell table:number-columns-repeated="1020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formula="of:=((([.$A34]+1)^2)/4)+20" office:value-type="float" office:value="1142.25" calcext:value-type="float">
            <text:p>1142.25</text:p>
          </table:table-cell>
          <table:table-cell table:formula="of:=([.A34]^2)/([.$A34]^0.5)" office:value-type="float" office:value="536.186534705973" calcext:value-type="float">
            <text:p>536.186534706</text:p>
          </table:table-cell>
          <table:table-cell table:formula="of:=((([.$A34]+8)*2)^2)/([.$A34]+60)" office:value-type="float" office:value="173.84126984127" calcext:value-type="float">
            <text:p>173.8412698413</text:p>
          </table:table-cell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formula="of:=((([.$A35]+1)^2)/4)+20" office:value-type="float" office:value="1210.25" calcext:value-type="float">
            <text:p>1210.25</text:p>
          </table:table-cell>
          <table:table-cell table:formula="of:=([.A35]^2)/([.$A35]^0.5)" office:value-type="float" office:value="560.742365084002" calcext:value-type="float">
            <text:p>560.742365084</text:p>
          </table:table-cell>
          <table:table-cell table:formula="of:=((([.$A35]+8)*2)^2)/([.$A35]+60)" office:value-type="float" office:value="180.5" calcext:value-type="float">
            <text:p>180.5</text:p>
          </table:table-cell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formula="of:=((([.$A36]+1)^2)/4)+20" office:value-type="float" office:value="1280.25" calcext:value-type="float">
            <text:p>1280.25</text:p>
          </table:table-cell>
          <table:table-cell table:formula="of:=([.A36]^2)/([.$A36]^0.5)" office:value-type="float" office:value="585.662018573853" calcext:value-type="float">
            <text:p>585.6620185739</text:p>
          </table:table-cell>
          <table:table-cell table:formula="of:=((([.$A36]+8)*2)^2)/([.$A36]+60)" office:value-type="float" office:value="187.2" calcext:value-type="float">
            <text:p>187.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4:59:56.1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3-10-24T23:59:17.25</meta:creation-date>
    <dc:date>2015-12-28T15:03:27.140000000</dc:date>
    <meta:editing-duration>PT20M24S</meta:editing-duration>
    <meta:editing-cycles>8</meta:editing-cycles>
    <meta:generator>LibreOffice/4.4.5.2$Windows_x86 LibreOffice_project/a22f674fd25a3b6f45bdebf25400ed2adff0ff99</meta:generator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Feuille1.A3:Feuille1.D36" chart:data-source-has-labels="column" svg:x="0.32cm" svg:y="0.18cm" svg:width="12.508cm" svg:height="8.64cm">
          <chartooo:coordinate-region svg:x="1.127cm" svg:y="0.379cm" svg:width="11.33cm" svg:height="7.396cm"/>
          <chart:axis chart:dimension="x" chart:name="primary-x" chart:style-name="ch4" chartooo:axis-type="auto">
            <chartooo:date-scale/>
            <chart:categories table:cell-range-address="Feuille1.A3:Feuille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36" chart:class="chart:line">
            <chart:data-point chart:repeated="34"/>
          </chart:series>
          <chart:series chart:style-name="ch8" chart:values-cell-range-address="Feuille1.C3:Feuille1.C36" chart:class="chart:line">
            <chart:data-point chart:repeated="34"/>
          </chart:series>
          <chart:series chart:style-name="ch9" chart:values-cell-range-address="Feuille1.D3:Feuille1.D36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Feuille1.A3:Feuille1.A36</svg:desc>
                </draw:g>
              </table:table-cell>
              <table:table-cell office:value-type="float" office:value="26.25">
                <text:p>26.25</text:p>
                <draw:g>
                  <svg:desc>Feuille1.B3:Feuille1.B36</svg:desc>
                </draw:g>
              </table:table-cell>
              <table:table-cell office:value-type="float" office:value="8">
                <text:p>8</text:p>
                <draw:g>
                  <svg:desc>Feuille1.C3:Feuille1.C36</svg:desc>
                </draw:g>
              </table:table-cell>
              <table:table-cell office:value-type="float" office:value="9">
                <text:p>9</text:p>
                <draw:g>
                  <svg:desc>Feuille1.D3:Feuille1.D36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.25">
                <text:p>32.25</text:p>
              </table:table-cell>
              <table:table-cell office:value-type="float" office:value="14.6969384566991">
                <text:p>14.6969384566991</text:p>
              </table:table-cell>
              <table:table-cell office:value-type="float" office:value="11.8787878787879">
                <text:p>11.87878787878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5">
                <text:p>40.25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15.0588235294118">
                <text:p>15.0588235294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.25">
                <text:p>50.25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18.5142857142857">
                <text:p>18.51428571428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2.25">
                <text:p>62.25</text:p>
              </table:table-cell>
              <table:table-cell office:value-type="float" office:value="41.5692193816531">
                <text:p>41.5692193816531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.25">
                <text:p>76.25</text:p>
              </table:table-cell>
              <table:table-cell office:value-type="float" office:value="52.3832034148352">
                <text:p>52.3832034148352</text:p>
              </table:table-cell>
              <table:table-cell office:value-type="float" office:value="26.1621621621622">
                <text:p>26.16216216216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.25">
                <text:p>92.25</text:p>
              </table:table-cell>
              <table:table-cell office:value-type="float" office:value="64">
                <text:p>64</text:p>
              </table:table-cell>
              <table:table-cell office:value-type="float" office:value="30.3157894736842">
                <text:p>30.31578947368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0.25">
                <text:p>110.25</text:p>
              </table:table-cell>
              <table:table-cell office:value-type="float" office:value="76.3675323681471">
                <text:p>76.3675323681471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.25">
                <text:p>130.25</text:p>
              </table:table-cell>
              <table:table-cell office:value-type="float" office:value="89.4427190999916">
                <text:p>89.442719099991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2.25">
                <text:p>152.25</text:p>
              </table:table-cell>
              <table:table-cell office:value-type="float" office:value="103.189146716115">
                <text:p>103.189146716115</text:p>
              </table:table-cell>
              <table:table-cell office:value-type="float" office:value="43.9024390243903">
                <text:p>43.90243902439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6.25">
                <text:p>176.25</text:p>
              </table:table-cell>
              <table:table-cell office:value-type="float" office:value="117.575507653593">
                <text:p>117.575507653593</text:p>
              </table:table-cell>
              <table:table-cell office:value-type="float" office:value="48.7619047619048">
                <text:p>48.76190476190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2.25">
                <text:p>202.25</text:p>
              </table:table-cell>
              <table:table-cell office:value-type="float" office:value="132.574507353412">
                <text:p>132.574507353412</text:p>
              </table:table-cell>
              <table:table-cell office:value-type="float" office:value="53.7674418604651">
                <text:p>53.7674418604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30.25">
                <text:p>230.25</text:p>
              </table:table-cell>
              <table:table-cell office:value-type="float" office:value="148.162073419617">
                <text:p>148.162073419617</text:p>
              </table:table-cell>
              <table:table-cell office:value-type="float" office:value="58.9090909090909">
                <text:p>58.90909090909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.25">
                <text:p>260.25</text:p>
              </table:table-cell>
              <table:table-cell office:value-type="float" office:value="164.31676725155">
                <text:p>164.31676725155</text:p>
              </table:table-cell>
              <table:table-cell office:value-type="float" office:value="64.1777777777778">
                <text:p>64.1777777777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2.25">
                <text:p>292.25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69.5652173913043">
                <text:p>69.56521739130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26.25">
                <text:p>326.25</text:p>
              </table:table-cell>
              <table:table-cell office:value-type="float" office:value="198.25236442474">
                <text:p>198.25236442474</text:p>
              </table:table-cell>
              <table:table-cell office:value-type="float" office:value="75.063829787234">
                <text:p>75.0638297872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2.25">
                <text:p>362.25</text:p>
              </table:table-cell>
              <table:table-cell office:value-type="float" office:value="216">
                <text:p>216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0.25">
                <text:p>400.25</text:p>
              </table:table-cell>
              <table:table-cell office:value-type="float" office:value="234.247732112821">
                <text:p>234.247732112821</text:p>
              </table:table-cell>
              <table:table-cell office:value-type="float" office:value="86.3673469387755">
                <text:p>86.3673469387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0.25">
                <text:p>440.25</text:p>
              </table:table-cell>
              <table:table-cell office:value-type="float" office:value="252.98221281347">
                <text:p>252.98221281347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82.25">
                <text:p>482.25</text:p>
              </table:table-cell>
              <table:table-cell office:value-type="float" office:value="272.19110933313">
                <text:p>272.19110933313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26.25">
                <text:p>526.25</text:p>
              </table:table-cell>
              <table:table-cell office:value-type="float" office:value="291.862981551275">
                <text:p>291.8629815512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72.25">
                <text:p>572.25</text:p>
              </table:table-cell>
              <table:table-cell office:value-type="float" office:value="311.987179223762">
                <text:p>311.987179223762</text:p>
              </table:table-cell>
              <table:table-cell office:value-type="float" office:value="110.037735849057">
                <text:p>110.037735849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20.25">
                <text:p>620.25</text:p>
              </table:table-cell>
              <table:table-cell office:value-type="float" office:value="332.553755053224">
                <text:p>332.553755053224</text:p>
              </table:table-cell>
              <table:table-cell office:value-type="float" office:value="116.148148148148">
                <text:p>116.1481481481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0.25">
                <text:p>670.25</text:p>
              </table:table-cell>
              <table:table-cell office:value-type="float" office:value="353.553390593274">
                <text:p>353.553390593274</text:p>
              </table:table-cell>
              <table:table-cell office:value-type="float" office:value="122.327272727273">
                <text:p>122.32727272727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22.25">
                <text:p>722.25</text:p>
              </table:table-cell>
              <table:table-cell office:value-type="float" office:value="374.977332648255">
                <text:p>374.977332648255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76.25">
                <text:p>776.25</text:p>
              </table:table-cell>
              <table:table-cell office:value-type="float" office:value="396.817338330875">
                <text:p>396.817338330875</text:p>
              </table:table-cell>
              <table:table-cell office:value-type="float" office:value="134.877192982456">
                <text:p>134.87719298245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32.25">
                <text:p>832.25</text:p>
              </table:table-cell>
              <table:table-cell office:value-type="float" office:value="419.065627318681">
                <text:p>419.065627318681</text:p>
              </table:table-cell>
              <table:table-cell office:value-type="float" office:value="141.241379310345">
                <text:p>141.2413793103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90.25">
                <text:p>890.25</text:p>
              </table:table-cell>
              <table:table-cell office:value-type="float" office:value="441.714840140107">
                <text:p>441.714840140107</text:p>
              </table:table-cell>
              <table:table-cell office:value-type="float" office:value="147.661016949153">
                <text:p>147.6610169491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0.25">
                <text:p>950.25</text:p>
              </table:table-cell>
              <table:table-cell office:value-type="float" office:value="464.75800154489">
                <text:p>464.75800154489</text:p>
              </table:table-cell>
              <table:table-cell office:value-type="float" office:value="154.133333333333">
                <text:p>154.133333333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12.25">
                <text:p>1012.25</text:p>
              </table:table-cell>
              <table:table-cell office:value-type="float" office:value="488.188488188732">
                <text:p>488.188488188732</text:p>
              </table:table-cell>
              <table:table-cell office:value-type="float" office:value="160.655737704918">
                <text:p>160.6557377049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6.25">
                <text:p>1076.25</text:p>
              </table:table-cell>
              <table:table-cell office:value-type="float" office:value="512">
                <text:p>512</text:p>
              </table:table-cell>
              <table:table-cell office:value-type="float" office:value="167.225806451613">
                <text:p>167.2258064516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42.25">
                <text:p>1142.25</text:p>
              </table:table-cell>
              <table:table-cell office:value-type="float" office:value="536.186534705973">
                <text:p>536.186534705973</text:p>
              </table:table-cell>
              <table:table-cell office:value-type="float" office:value="173.84126984127">
                <text:p>173.841269841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10.25">
                <text:p>1210.25</text:p>
              </table:table-cell>
              <table:table-cell office:value-type="float" office:value="560.742365084002">
                <text:p>560.742365084002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80.25">
                <text:p>1280.25</text:p>
              </table:table-cell>
              <table:table-cell office:value-type="float" office:value="585.662018573853">
                <text:p>585.662018573853</text:p>
              </table:table-cell>
              <table:table-cell office:value-type="float" office:value="187.2">
                <text:p>1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